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gine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Scritt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m</text:p>
          </table:table-cell>
          <table:table-cell/>
        </table:table-row>
        <table:table-row table:style-name="ro1">
          <table:table-cell table:style-name="ce2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sbn</text:p>
          </table:table-cell>
          <table:table-cell office:value-type="float" office:value="83.673" calcext:value-type="float">
            <text:p>83,6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4"/>
        </table:table-row>
        <table:table-row table:style-name="ro1">
          <table:table-cell table:style-name="ce4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rso</text:p>
          </table:table-cell>
          <table:table-cell table:formula="of:=VLOOKUP([.B6]+15; [tabelle.A4:.D32]; [.B7]/10-6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5" calcext:value-type="float">
            <text:p>43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5" calcext:value-type="float">
            <text:p>43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30" calcext:value-type="float">
            <text:p>43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30" calcext:value-type="float">
            <text:p>23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30" calcext:value-type="float">
            <text:p>430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30" calcext:value-type="float">
            <text:p>430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6.762972330879" calcext:value-type="float">
            <text:p>256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30" calcext:value-type="float">
            <text:p>430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lor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55" calcext:value-type="float">
            <text:p>255</text:p>
          </table:table-cell>
          <table:table-cell table:formula="of:=[.C60]-[.C$58]" office:value-type="float" office:value="225" calcext:value-type="float">
            <text:p>225</text:p>
          </table:table-cell>
          <table:table-cell table:formula="of:=[.D60]-[.D$58]" office:value-type="float" office:value="203" calcext:value-type="float">
            <text:p>20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255" calcext:value-type="float">
            <text:p>255</text:p>
          </table:table-cell>
          <table:table-cell table:formula="of:=[.C61]-[.C$58]" office:value-type="float" office:value="220" calcext:value-type="float">
            <text:p>220</text:p>
          </table:table-cell>
          <table:table-cell table:formula="of:=[.D61]-[.D$58]"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255" calcext:value-type="float">
            <text:p>255</text:p>
          </table:table-cell>
          <table:table-cell table:formula="of:=[.C62]-[.C$58]" office:value-type="float" office:value="215" calcext:value-type="float">
            <text:p>215</text:p>
          </table:table-cell>
          <table:table-cell table:formula="of:=[.D62]-[.D$58]"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255" calcext:value-type="float">
            <text:p>255</text:p>
          </table:table-cell>
          <table:table-cell table:formula="of:=[.C63]-[.C$58]" office:value-type="float" office:value="210" calcext:value-type="float">
            <text:p>210</text:p>
          </table:table-cell>
          <table:table-cell table:formula="of:=[.D63]-[.D$58]"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>
            <text:p>pagin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1:06:59.12548951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2.1.2$Linux_X86_64 LibreOffice_project/20m0$Build-2</meta:generator>
    <dc:date>2016-09-26T21:40:55.214980481</dc:date>
    <dc:creator>Daniele Zambelli</dc:creator>
    <meta:editing-duration>PT1H40M58S</meta:editing-duration>
    <meta:editing-cycles>12</meta:editing-cycles>
    <meta:document-statistic meta:table-count="2" meta:cell-count="280" meta:object-count="0"/>
  </office:meta>
</office:document-meta>
</file>